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</style:style>
    <style:style style:name="P3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" style:family="paragraph" style:parent-style-name="Standard">
      <style:paragraph-properties fo:line-height="150%" fo:orphans="0" fo:widows="0" style:text-autospace="none"/>
      <style:text-properties style:font-name="Arial" style:font-name-complex="Arial"/>
    </style:style>
    <style:style style:name="P6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7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11" style:family="paragraph" style:parent-style-name="Standard">
      <style:paragraph-properties fo:line-height="150%" fo:orphans="0" fo:widows="0" fo:break-before="page" style:text-autospace="non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orphans="0" fo:widows="0" fo:text-indent="0.635cm" style:auto-text-indent="false" style:text-autospace="none"/>
      <style:text-properties style:font-name="Arial" style:font-name-complex="Arial"/>
    </style:style>
    <style:style style:name="P14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15" style:family="paragraph" style:parent-style-name="Text_20_body">
      <style:text-properties style:font-name="Arial" style:font-name-complex="Ari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21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style:font-name="Arial"/>
    </style:style>
    <style:style style:name="P22" style:family="paragraph" style:parent-style-name="Standard" style:list-style-name="WW8Num6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23" style:family="paragraph" style:parent-style-name="Standard">
      <style:paragraph-properties fo:line-height="150%" fo:orphans="0" fo:widows="0" style:text-autospace="none"/>
      <style:text-properties style:font-name="Arial" style:font-name-complex="Arial"/>
    </style:style>
    <style:style style:name="P24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style:font-name-complex="Ari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fo:font-weight="bold" style:font-weight-asian="bold" style:font-name-complex="Arial" style:font-weight-complex="bold"/>
    </style:style>
    <style:style style:name="P29" style:family="paragraph" style:parent-style-name="Heading_20_1">
      <style:text-properties style:font-name="Arial" style:font-name-complex="Arial"/>
    </style:style>
    <style:style style:name="P30" style:family="paragraph" style:parent-style-name="Heading_20_5">
      <style:paragraph-properties fo:margin-left="8.251cm" fo:margin-right="1.08cm" fo:margin-top="0cm" fo:margin-bottom="0cm" fo:text-align="justify" style:justify-single-word="false" fo:text-indent="0cm" style:auto-text-indent="false"/>
      <style:text-properties style:font-name="Arial" fo:font-size="12pt" fo:font-style="normal" style:font-size-asian="12pt" style:font-style-asian="normal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text-position="super 58%" style:font-name="Arial" style:font-name-complex="Arial"/>
    </style:style>
    <style:style style:name="T6" style:family="text">
      <style:text-properties style:font-name-complex="Arial"/>
    </style:style>
    <style:style style:name="T7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8" style:family="text">
      <style:text-properties fo:font-weight="bold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LÁVIO AUGUSTO SIODONI XIMENES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1">DESENVOLVIMENTO DE UM GERADOR DE GRÁFICOS DE BARRA E PIZZA PARA CELULAR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5">BATATAIS<text:line-break/>2010</text:p>
      <text:p text:style-name="P10"><text:span text:style-name="T7">FLÁVIO AUGUSTO SIODONI XIMENES<text:line-break/></text:span><text:span text:style-name="T6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1">DESENVOLVIMENTO DE UM GERADOR DE GRÁFICOS DE BARRA E PIZZA PARA CELULAR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0" text:outline-level="5">Monografia apresentada ao Centro Universitário Claretiano para conclusão do curso de pós-graduação, sob a orientação de Prof. Ms. Rodrigo Plotze</text:h>
      <text:p text:style-name="P12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BATATAIS<text:line-break/>2010</text:p>
      <text:p text:style-name="P11">2 – Tecnologias para desenvolvimento de aplicações móveis</text:p>
      <text:p text:style-name="P7"/>
      <text:p text:style-name="P3">Atualmente existem diversas tecnologias para desenvolvimento de aplicações móveis, dentre as principais estão:</text:p>
      <text:list xml:id="list32430570" text:style-name="L1">
        <text:list-item>
          <text:p text:style-name="P21">SuperWaba;</text:p>
        </text:list-item>
        <text:list-item>
          <text:p text:style-name="P21">Microsoft .Net</text:p>
        </text:list-item>
        <text:list-item>
          <text:p text:style-name="P21">Android;</text:p>
        </text:list-item>
        <text:list-item>
          <text:p text:style-name="P21">Symbian;</text:p>
        </text:list-item>
        <text:list-item>
          <text:p text:style-name="P21">Java ME.</text:p>
        </text:list-item>
      </text:list>
      <text:p text:style-name="P5"/>
      <text:p text:style-name="P7">2.1 – SuperWaba</text:p>
      <text:p text:style-name="P5"/>
      <text:p text:style-name="P6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9"><text:span text:style-name="T1"><text:tab/>Surgiu com o intuito de facilitar o desenvolvimento de aplicações móveis pois “...quando Guilherme Campos Hazan (Guich) percebeu que o Waba (linguagem, </text:span><text:span text:style-name="T2">máquina virtual e SDK </text:span><text:span text:style-name="T1">para PalmOS e Windows CE) era simples demais para criar uma aplicação financeira...“ (WIKIPÉDIA), o mesmo começou a acrescentar novas funcionalidades, dessa forma a linguagem passou a ser distribuída com o nome de SuperWaba, já que as alterações feitas não foram incorporadas na versão oficial do Waba.</text:span></text:p>
      <text:p text:style-name="P5"/>
      <text:p text:style-name="P7">2.2 – Microsoft .Net</text:p>
      <text:p text:style-name="P3"/>
      <text:p text:style-name="P3">...</text:p>
      <text:p text:style-name="P3"/>
      <text:p text:style-name="P7">2.3 – Android</text:p>
      <text:p text:style-name="P3"/>
      <text:p text:style-name="P2"><text:span text:style-name="T1">Segundo o WIKIPÉDIA: “Em julho de 2005 a Google adquiriu a Android Inc., uma pequena companhia em Palo Alto, California, USA. No Time da Google </text:span><text:soft-page-break/><text:span text:style-name="T1">conduzido por Andy Rubin, foi desenvolvida uma plataforma de telefone móvel </text:span><text:span text:style-name="T1">baseada no núcleo do Linux, com o objetivo de ser uma plataforma flexível, aberta e de fácil migração para os fabricantes.“</text:span></text:p>
      <text:p text:style-name="P3">Ainda é um sistema pouco encontrado no Brasil, visto que ainda pouquíssimos aparelhos dispõe desse sistema.</text:p>
      <text:p text:style-name="P3"/>
      <text:p text:style-name="P5">2.4 – Symbian</text:p>
      <text:p text:style-name="P28"/>
      <text:p text:style-name="P3">Symbian é um sistema operacional que foi desenvolvido por um consorcio de empresas sendo elas: Panasonic, Siemens, Nokia e Sony Ericsson. Atualmente pertence a Nokia, pois a mesma possui quase todas as ações.</text:p>
      <text:p text:style-name="P3">Segundo o WIKIPÉDIA: "SymbianOS é um sistema operacional muito versátil, permite o desenvolvimento de aplicativos em diversas linguagens como: Symbian C/C++, JavaME, FlashLite, Perl, Python, Ruby, Lua e Acelarometer”.</text:p>
      <text:p text:style-name="P7"/>
      <text:p text:style-name="P7">2.5 – Java ME</text:p>
      <text:p text:style-name="P5"/>
      <text:p text:style-name="P2"><text:span text:style-name="T1">“Write Once, Run Anywhere </text:span><text:span text:style-name="T5">TM</text:span><text:span text:style-name="T1">"</text:span><text:span text:style-name="Footnote_20_Symbol"><text:span text:style-name="T1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13">Atualmente as plataformas Java disponíveis são:</text:p>
      <text:list xml:id="list32448075" text:style-name="WW8Num6">
        <text:list-item>
          <text:p text:style-name="P22">Standard Edition (J2SE) - desenvolvida para ser utilizada em computadores pessoais.</text:p>
        </text:list-item>
        <text:list-item>
          <text:p text:style-name="P22">Enterprise Edition (J2EE) - desenvolvida para ser utilizadas em servidores.</text:p>
        </text:list-item>
        <text:list-item>
          <text:p text:style-name="P22">Micro Edition (J2ME) - desenvolvida para aparelhos com poucos recursos, de processamento, vídeo e memória, podendo ser celulares, pagers, PDA's, televisores e etc.</text:p>
        </text:list-item>
      </text:list>
      <text:p text:style-name="P8"/>
      <text:p text:style-name="P7"/>
      <text:p text:style-name="P11">Bibliografia</text:p>
      <text:p text:style-name="P25"/>
      <text:p text:style-name="P18"><text:span text:style-name="T3">WIKIPÉDIA, SuperWaba. Disponível em: &lt;http://pt.wikipedia.org/wiki/SuperWaba&gt;.</text:span><text:span text:style-name="T4"> Acesso em 23 de dezembro de 2009.</text:span></text:p>
      <text:p text:style-name="P26"/>
      <text:p text:style-name="P18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26"/>
      <text:p text:style-name="P26">WIKIPÉDIA, Symbian. Disponível em: &lt;http://pt.wikipedia.org/wiki/Symbian&gt;. Acesso em 16 de janeiro de 2010.</text:p>
      <text:p text:style-name="P16"/>
      <text:p text:style-name="P17"/>
      <text:p text:style-name="P19">Links</text:p>
      <text:p text:style-name="P17"/>
      <text:p text:style-name="P18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16"/>
      <text:p text:style-name="P18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LÁVIO AUGUSTO SIODONI XIMENES</dc:title>
    <meta:initial-creator>Flavio</meta:initial-creator>
    <meta:creation-date>2009-09-03T22:27:00</meta:creation-date>
    <dc:creator>Flavio Augusto Siodoni Ximenes</dc:creator>
    <dc:date>2010-01-31T12:38:12.29</dc:date>
    <meta:print-date>2009-09-07T11:32:00</meta:print-date>
    <meta:editing-cycles>125</meta:editing-cycles>
    <meta:editing-duration>PT07H15M16S</meta:editing-duration>
    <meta:generator>BrOffice.org/3.1$Win32 OpenOffice.org_project/310m19$Build-9420</meta:generator>
    <meta:document-statistic meta:table-count="0" meta:image-count="0" meta:object-count="0" meta:page-count="6" meta:paragraph-count="40" meta:word-count="523" meta:character-count="3596"/>
  </office:meta>
</office:document-meta>
</file>